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4771" officeooo:paragraph-rsid="000880de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style="normal" fo:font-weight="normal" officeooo:rsid="00054771" officeooo:paragraph-rsid="000880de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officeooo:rsid="00054771" officeooo:paragraph-rsid="000880de" style:font-size-asian="22pt" style:font-size-complex="22pt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officeooo:rsid="0005cc5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8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SSIGNMENT – 3</text:span></text:p>
      <text:p text:style-name="P1"/>
      <text:p text:style-name="P2"/>
      <text:p text:style-name="P2">Q.1 <text:s/>Does ANSI recognise the data type DATE?</text:p>
      <text:p text:style-name="P2">Ans. <text:span text:style-name="T2">No. </text:span><text:span text:style-name="T4">ANSI recognise CHAR datatype.</text:span></text:p>
      <text:p text:style-name="P2"/>
      <text:p text:style-name="P2"/>
      <text:p text:style-name="P2"/>
      <text:p text:style-name="P2">Q.2 <text:s/>Which subdivision of SQL is used to insert values in tables?</text:p>
      <text:p text:style-name="P2">Ans. <text:s/>DML – Data Manipulation Language <text:s/>is the subdivion used to insert</text:p>
      <text:p text:style-name="P2"><text:s text:c="9"/>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6:06.055534396</meta:creation-date>
    <dc:date>2023-09-16T00:17:35.491665762</dc:date>
    <meta:editing-duration>PT1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2" meta:character-count="258" meta:non-whitespace-character-count="207"/>
  </office:meta>
</office:document-meta>
</file>